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erdana" svg:font-family="Verdana, sans-serif"/>
  </office:font-face-decls>
  <office:automatic-styles>
    <style:style style:name="P1" style:family="paragraph" style:parent-style-name="Standard">
      <style:text-properties officeooo:rsid="0019f616" officeooo:paragraph-rsid="0019f616"/>
    </style:style>
    <style:style style:name="P2" style:family="paragraph" style:parent-style-name="Standard">
      <style:paragraph-properties fo:text-align="center" style:justify-single-word="false"/>
      <style:text-properties style:font-name="DejaVu Sans" fo:font-size="24pt" style:text-underline-style="solid" style:text-underline-width="auto" style:text-underline-color="font-color" fo:font-weight="bold" officeooo:rsid="0019f616" officeooo:paragraph-rsid="0019f616" style:font-size-asian="24pt" style:font-weight-asian="bold" style:font-size-complex="24pt" style:font-weight-complex="bold"/>
    </style:style>
    <style:style style:name="P3" style:family="paragraph" style:parent-style-name="Standard">
      <style:paragraph-properties fo:text-align="start" style:justify-single-word="false"/>
      <style:text-properties style:font-name="DejaVu Sans" fo:font-size="12pt" style:text-underline-style="none" fo:font-weight="normal" officeooo:rsid="0019f616" officeooo:paragraph-rsid="0019f616"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DejaVu Sans" fo:font-size="12pt" style:text-underline-style="none" fo:font-weight="normal" officeooo:rsid="001fd2e6" officeooo:paragraph-rsid="002106c3"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DejaVu Sans" fo:font-size="12pt" style:text-underline-style="none" fo:font-weight="normal" officeooo:rsid="00236381" officeooo:paragraph-rsid="0023638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DejaVu Sans" fo:font-size="12pt" style:text-underline-style="none" fo:font-weight="normal" officeooo:rsid="001bc836" officeooo:paragraph-rsid="001bc836"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DejaVu Sans" fo:font-size="12pt" style:text-underline-style="none" fo:font-weight="normal" officeooo:rsid="001d3576" officeooo:paragraph-rsid="001d357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DejaVu Sans" fo:font-size="12pt" style:text-underline-style="none" fo:font-weight="normal" officeooo:rsid="0022eab0" officeooo:paragraph-rsid="0022eab0"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DejaVu Sans" fo:font-size="12pt" style:text-underline-style="none" fo:font-weight="normal" officeooo:rsid="0022eab0" officeooo:paragraph-rsid="002bb56f"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DejaVu Sans" fo:font-size="12pt" style:text-underline-style="none" fo:font-weight="normal" officeooo:rsid="0022eab0" officeooo:paragraph-rsid="002f10c6"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DejaVu Sans" fo:font-size="12pt" style:text-underline-style="none" fo:font-weight="normal" officeooo:rsid="0025a069" officeooo:paragraph-rsid="00236381"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DejaVu Sans" fo:font-size="12pt" style:text-underline-style="none" fo:font-weight="normal" officeooo:rsid="0028d10d" officeooo:paragraph-rsid="00236381"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DejaVu Sans" fo:font-size="12pt" style:text-underline-style="none" fo:font-weight="normal" officeooo:rsid="0028d10d" officeooo:paragraph-rsid="0028d10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DejaVu Sans" fo:font-size="12pt" style:text-underline-style="none" fo:font-weight="normal" officeooo:rsid="00273170" officeooo:paragraph-rsid="00236381"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DejaVu Sans" fo:font-size="12pt" style:text-underline-style="none" fo:font-weight="normal" officeooo:rsid="002b0829" officeooo:paragraph-rsid="00236381"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DejaVu Sans" fo:font-size="12pt" style:text-underline-style="none" fo:font-weight="normal" officeooo:rsid="002b1812" officeooo:paragraph-rsid="00236381"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DejaVu Sans" fo:font-size="12pt" style:text-underline-style="none" fo:font-weight="normal" officeooo:rsid="002b1812" officeooo:paragraph-rsid="002de8f7"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DejaVu Sans" fo:font-size="12pt" style:text-underline-style="none" fo:font-weight="normal" officeooo:rsid="0024afbf" officeooo:paragraph-rsid="002bb56f"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DejaVu Sans" fo:font-size="12pt" style:text-underline-style="none" fo:font-weight="normal" officeooo:rsid="002de8f7" officeooo:paragraph-rsid="002de8f7"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DejaVu Sans" fo:font-size="12pt" style:text-underline-style="none" fo:font-weight="normal" officeooo:rsid="002f10c6" officeooo:paragraph-rsid="002f10c6"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DejaVu Sans" fo:font-size="12pt" style:text-underline-style="none" fo:font-weight="normal" officeooo:rsid="00335d11" officeooo:paragraph-rsid="00236381"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DejaVu Sans" fo:font-size="12pt" style:text-underline-style="none" fo:font-weight="normal" officeooo:rsid="00360681" officeooo:paragraph-rsid="00236381"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DejaVu Sans" fo:font-size="12pt" style:text-underline-style="none" fo:font-weight="normal" officeooo:rsid="0036879a" officeooo:paragraph-rsid="00236381"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DejaVu Sans" fo:font-size="12pt" style:text-underline-style="none" fo:font-weight="bold" officeooo:rsid="001fd2e6" officeooo:paragraph-rsid="002106c3" style:font-size-asian="10.5pt" style:font-weight-asian="bold" style:font-size-complex="12pt" style:font-weight-complex="bold"/>
    </style:style>
    <style:style style:name="P25" style:family="paragraph" style:parent-style-name="Standard">
      <style:paragraph-properties fo:text-align="start" style:justify-single-word="false"/>
      <style:text-properties style:font-name="DejaVu Sans" fo:font-size="12pt" style:text-underline-style="none" fo:font-weight="bold" officeooo:rsid="0022eab0" officeooo:paragraph-rsid="00236381" style:font-size-asian="10.5pt" style:font-weight-asian="bold" style:font-size-complex="12pt" style:font-weight-complex="bold"/>
    </style:style>
    <style:style style:name="P26" style:family="paragraph" style:parent-style-name="Standard">
      <style:paragraph-properties fo:text-align="start" style:justify-single-word="false"/>
      <style:text-properties style:font-name="DejaVu Sans" fo:font-size="12pt" style:text-underline-style="none" fo:font-weight="bold" officeooo:rsid="0022eab0" officeooo:paragraph-rsid="002bb56f" style:font-size-asian="10.5pt" style:font-weight-asian="bold" style:font-size-complex="12pt" style:font-weight-complex="bold"/>
    </style:style>
    <style:style style:name="P27" style:family="paragraph" style:parent-style-name="Standard">
      <style:paragraph-properties fo:text-align="start" style:justify-single-word="false"/>
      <style:text-properties style:font-name="DejaVu Sans" fo:font-size="12pt" style:text-underline-style="none" fo:font-weight="bold" officeooo:rsid="0022eab0" officeooo:paragraph-rsid="002de8f7" style:font-size-asian="10.5pt" style:font-weight-asian="bold" style:font-size-complex="12pt" style:font-weight-complex="bold"/>
    </style:style>
    <style:style style:name="P28" style:family="paragraph" style:parent-style-name="Standard">
      <style:paragraph-properties fo:text-align="start" style:justify-single-word="false"/>
      <style:text-properties style:font-name="DejaVu Sans" fo:font-size="12pt" style:text-underline-style="none" fo:font-weight="bold" officeooo:rsid="0022eab0" officeooo:paragraph-rsid="002f10c6" style:font-size-asian="10.5pt" style:font-weight-asian="bold" style:font-size-complex="12pt" style:font-weight-complex="bold"/>
    </style:style>
    <style:style style:name="P29" style:family="paragraph" style:parent-style-name="Standard">
      <style:paragraph-properties fo:text-align="start" style:justify-single-word="false"/>
      <style:text-properties style:font-name="DejaVu Sans" fo:font-size="12pt" style:text-underline-style="none" fo:font-weight="bold" officeooo:rsid="0022eab0" officeooo:paragraph-rsid="0030795c" style:font-size-asian="10.5pt" style:font-weight-asian="bold" style:font-size-complex="12pt" style:font-weight-complex="bold"/>
    </style:style>
    <style:style style:name="P30" style:family="paragraph" style:parent-style-name="Standard">
      <style:paragraph-properties fo:text-align="start" style:justify-single-word="false"/>
      <style:text-properties style:font-name="DejaVu Sans" fo:font-size="12pt" style:text-underline-style="none" fo:font-weight="bold" officeooo:rsid="0022eab0" officeooo:paragraph-rsid="00335d11" style:font-size-asian="10.5pt" style:font-weight-asian="bold" style:font-size-complex="12pt" style:font-weight-complex="bold"/>
    </style:style>
    <style:style style:name="P31" style:family="paragraph" style:parent-style-name="Standard">
      <style:paragraph-properties fo:text-align="start" style:justify-single-word="false"/>
      <style:text-properties style:font-name="DejaVu Sans" fo:font-size="12pt" style:text-underline-style="none" fo:font-weight="bold" officeooo:rsid="0022eab0" officeooo:paragraph-rsid="00339f17" style:font-size-asian="10.5pt" style:font-weight-asian="bold" style:font-size-complex="12pt" style:font-weight-complex="bold"/>
    </style:style>
    <style:style style:name="P32" style:family="paragraph" style:parent-style-name="Standard">
      <style:paragraph-properties fo:text-align="start" style:justify-single-word="false"/>
      <style:text-properties style:font-name="DejaVu Sans" fo:font-size="12pt" style:text-underline-style="none" fo:font-weight="bold" officeooo:rsid="0022eab0" officeooo:paragraph-rsid="003478ca" style:font-size-asian="10.5pt" style:font-weight-asian="bold" style:font-size-complex="12pt" style:font-weight-complex="bold"/>
    </style:style>
    <style:style style:name="P33" style:family="paragraph" style:parent-style-name="Standard">
      <style:paragraph-properties fo:text-align="start" style:justify-single-word="false"/>
      <style:text-properties style:font-name="DejaVu Sans" fo:font-size="12pt" style:text-underline-style="none" fo:font-weight="bold" officeooo:rsid="0022eab0" officeooo:paragraph-rsid="00360681" style:font-size-asian="10.5pt" style:font-weight-asian="bold" style:font-size-complex="12pt" style:font-weight-complex="bold"/>
    </style:style>
    <style:style style:name="P34" style:family="paragraph" style:parent-style-name="Standard">
      <style:paragraph-properties fo:text-align="start" style:justify-single-word="false"/>
      <style:text-properties style:font-name="DejaVu Sans" fo:font-size="12pt" style:text-underline-style="none" fo:font-weight="bold" officeooo:rsid="0022eab0" officeooo:paragraph-rsid="0036879a" style:font-size-asian="10.5pt" style:font-weight-asian="bold" style:font-size-complex="12pt" style:font-weight-complex="bold"/>
    </style:style>
    <style:style style:name="P35" style:family="paragraph" style:parent-style-name="Standard">
      <style:paragraph-properties fo:text-align="start" style:justify-single-word="false"/>
      <style:text-properties style:font-name="DejaVu Sans" fo:font-size="12pt" style:text-underline-style="none" fo:font-weight="bold" officeooo:rsid="0022eab0" officeooo:paragraph-rsid="003a5bfb" style:font-size-asian="10.5pt" style:font-weight-asian="bold" style:font-size-complex="12pt" style:font-weight-complex="bold"/>
    </style:style>
    <style:style style:name="P36" style:family="paragraph" style:parent-style-name="Standard">
      <style:paragraph-properties fo:text-align="start" style:justify-single-word="false"/>
      <style:text-properties style:font-name="DejaVu Sans" fo:font-size="12pt" style:text-underline-style="none" fo:font-weight="bold" officeooo:rsid="0022eab0" officeooo:paragraph-rsid="003c524b" style:font-size-asian="10.5pt" style:font-weight-asian="bold" style:font-size-complex="12pt" style:font-weight-complex="bold"/>
    </style:style>
    <style:style style:name="P37" style:family="paragraph" style:parent-style-name="Standard">
      <style:paragraph-properties fo:text-align="start" style:justify-single-word="false"/>
      <style:text-properties style:font-name="DejaVu Sans" fo:font-size="12pt" style:text-underline-style="none" fo:font-weight="bold" officeooo:rsid="0022eab0" officeooo:paragraph-rsid="003cfd0e" style:font-size-asian="10.5pt" style:font-weight-asian="bold" style:font-size-complex="12pt" style:font-weight-complex="bold"/>
    </style:style>
    <style:style style:name="P38" style:family="paragraph" style:parent-style-name="Standard">
      <style:paragraph-properties fo:text-align="start" style:justify-single-word="false"/>
      <style:text-properties style:font-name="DejaVu Sans" fo:font-size="12pt" style:text-underline-style="none" fo:font-weight="bold" officeooo:rsid="0022eab0" officeooo:paragraph-rsid="003da4f1" style:font-size-asian="10.5pt" style:font-weight-asian="bold" style:font-size-complex="12pt" style:font-weight-complex="bold"/>
    </style:style>
    <style:style style:name="P39" style:family="paragraph" style:parent-style-name="Standard">
      <style:paragraph-properties fo:text-align="start" style:justify-single-word="false"/>
      <style:text-properties style:font-name="DejaVu Sans" fo:font-size="12pt" style:text-underline-style="none" fo:font-weight="bold" officeooo:rsid="00236381" officeooo:paragraph-rsid="00236381" style:font-size-asian="10.5pt" style:font-weight-asian="bold" style:font-size-complex="12pt" style:font-weight-complex="bold"/>
    </style:style>
    <style:style style:name="P40" style:family="paragraph" style:parent-style-name="Standard">
      <style:paragraph-properties fo:text-align="start" style:justify-single-word="false"/>
      <style:text-properties style:font-name="DejaVu Sans" fo:font-size="12pt" style:text-underline-style="none" fo:font-weight="bold" officeooo:rsid="00273170" officeooo:paragraph-rsid="00236381" style:font-size-asian="10.5pt" style:font-weight-asian="bold" style:font-size-complex="12pt" style:font-weight-complex="bold"/>
    </style:style>
    <style:style style:name="P41" style:family="paragraph" style:parent-style-name="Standard">
      <style:paragraph-properties fo:text-align="start" style:justify-single-word="false"/>
      <style:text-properties style:font-name="DejaVu Sans" fo:font-size="12pt" style:text-underline-style="none" fo:font-weight="bold" officeooo:rsid="00249e8a" officeooo:paragraph-rsid="002bb56f" style:font-size-asian="10.5pt" style:font-weight-asian="bold" style:font-size-complex="12pt" style:font-weight-complex="bold"/>
    </style:style>
    <style:style style:name="P42" style:family="paragraph" style:parent-style-name="Standard">
      <style:paragraph-properties fo:text-align="start" style:justify-single-word="false"/>
      <style:text-properties style:font-name="DejaVu Sans" fo:font-size="12pt" fo:font-style="italic" style:text-underline-style="none" fo:font-weight="normal" officeooo:rsid="0025a069" officeooo:paragraph-rsid="0028d10d" style:font-size-asian="10.5pt" style:font-style-asian="italic" style:font-weight-asian="normal" style:font-size-complex="12pt" style:font-style-complex="italic" style:font-weight-complex="normal"/>
    </style:style>
    <style:style style:name="P43" style:family="paragraph" style:parent-style-name="Standard">
      <style:paragraph-properties fo:text-align="start" style:justify-single-word="false"/>
      <style:text-properties style:font-name="DejaVu Sans" fo:font-size="12pt" fo:font-style="italic" style:text-underline-style="none" fo:font-weight="normal" officeooo:rsid="00290ab4" officeooo:paragraph-rsid="00236381" style:font-size-asian="10.5pt" style:font-style-asian="italic" style:font-weight-asian="normal" style:font-size-complex="12pt" style:font-style-complex="italic" style:font-weight-complex="normal"/>
    </style:style>
    <style:style style:name="P44" style:family="paragraph" style:parent-style-name="Standard">
      <style:paragraph-properties fo:text-align="start" style:justify-single-word="false"/>
      <style:text-properties style:font-name="DejaVu Sans" fo:font-size="14pt" style:text-underline-style="none" fo:font-weight="normal" officeooo:rsid="0019f616" officeooo:paragraph-rsid="0019f616" style:font-size-asian="12.25pt" style:font-weight-asian="normal" style:font-size-complex="14pt" style:font-weight-complex="normal"/>
    </style:style>
    <style:style style:name="P45" style:family="paragraph" style:parent-style-name="Standard">
      <style:paragraph-properties fo:text-align="start" style:justify-single-word="false"/>
      <style:text-properties style:font-name="DejaVu Sans" fo:font-size="14pt" style:text-underline-style="none" fo:font-weight="normal" officeooo:rsid="001bc836" officeooo:paragraph-rsid="001bc836" style:font-size-asian="14pt" style:font-weight-asian="normal" style:font-size-complex="14pt" style:font-weight-complex="normal"/>
    </style:style>
    <style:style style:name="P46"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19f616" officeooo:paragraph-rsid="0019f616" style:font-size-asian="14pt" style:font-weight-asian="bold" style:font-size-complex="14pt" style:font-weight-complex="bold"/>
    </style:style>
    <style:style style:name="P47"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1dfdad" officeooo:paragraph-rsid="002106c3" style:font-size-asian="14pt" style:font-weight-asian="bold" style:font-size-complex="14pt" style:font-weight-complex="bold"/>
    </style:style>
    <style:style style:name="P48"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1bc836" officeooo:paragraph-rsid="001bc836" style:font-size-asian="14pt" style:font-weight-asian="bold" style:font-size-complex="14pt" style:font-weight-complex="bold"/>
    </style:style>
    <style:style style:name="P49"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22eab0" officeooo:paragraph-rsid="00236381" style:font-size-asian="14pt" style:font-weight-asian="bold" style:font-size-complex="14pt" style:font-weight-complex="bold"/>
    </style:style>
    <style:style style:name="P50"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22eab0" officeooo:paragraph-rsid="0028d10d" style:font-size-asian="14pt" style:font-weight-asian="bold" style:font-size-complex="14pt" style:font-weight-complex="bold"/>
    </style:style>
    <style:style style:name="P51"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22eab0" officeooo:paragraph-rsid="002b1812" style:font-size-asian="14pt" style:font-weight-asian="bold" style:font-size-complex="14pt" style:font-weight-complex="bold"/>
    </style:style>
    <style:style style:name="P52"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22eab0" officeooo:paragraph-rsid="002de8f7" style:font-size-asian="14pt" style:font-weight-asian="bold" style:font-size-complex="14pt" style:font-weight-complex="bold"/>
    </style:style>
    <style:style style:name="P53"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249e8a" officeooo:paragraph-rsid="002bb56f" style:font-size-asian="14pt" style:font-weight-asian="bold" style:font-size-complex="14pt" style:font-weight-complex="bold"/>
    </style:style>
    <style:style style:name="P54"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1bc836" officeooo:paragraph-rsid="001bc836" style:font-size-asian="14pt" style:font-weight-asian="normal" style:font-size-complex="14pt" style:font-weight-complex="normal"/>
    </style:style>
    <style:style style:name="P55"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1dfdad" officeooo:paragraph-rsid="001dfdad" style:font-size-asian="14pt" style:font-weight-asian="normal" style:font-size-complex="14pt" style:font-weight-complex="normal"/>
    </style:style>
    <style:style style:name="P56"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1dfdad" officeooo:paragraph-rsid="0022eab0" style:font-size-asian="14pt" style:font-weight-asian="normal" style:font-size-complex="14pt" style:font-weight-complex="normal"/>
    </style:style>
    <style:style style:name="P57"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2106c3" officeooo:paragraph-rsid="002106c3" style:font-size-asian="14pt" style:font-weight-asian="normal" style:font-size-complex="14pt" style:font-weight-complex="normal"/>
    </style:style>
    <style:style style:name="P58"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22eab0" officeooo:paragraph-rsid="00236381" style:font-size-asian="14pt" style:font-weight-asian="normal" style:font-size-complex="14pt" style:font-weight-complex="normal"/>
    </style:style>
    <style:style style:name="P59"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22eab0" officeooo:paragraph-rsid="002b0829" style:font-size-asian="14pt" style:font-weight-asian="normal" style:font-size-complex="14pt" style:font-weight-complex="normal"/>
    </style:style>
    <style:style style:name="P60"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22eab0" officeooo:paragraph-rsid="002bb56f" style:font-size-asian="14pt" style:font-weight-asian="normal" style:font-size-complex="14pt" style:font-weight-complex="normal"/>
    </style:style>
    <style:style style:name="P61"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236381" officeooo:paragraph-rsid="00236381" style:font-size-asian="14pt" style:font-weight-asian="normal" style:font-size-complex="14pt" style:font-weight-complex="normal"/>
    </style:style>
    <style:style style:name="P62" style:family="paragraph" style:parent-style-name="Standard">
      <style:paragraph-properties fo:text-align="start" style:justify-single-word="false"/>
      <style:text-properties style:font-name="DejaVu Sans" fo:font-size="14pt" fo:font-weight="bold" officeooo:paragraph-rsid="002bb56f"/>
    </style:style>
    <style:style style:name="P63" style:family="paragraph" style:parent-style-name="Standard">
      <style:paragraph-properties fo:text-align="start" style:justify-single-word="false"/>
      <style:text-properties style:font-name="DejaVu Sans" fo:font-size="16pt" fo:font-style="italic" style:text-underline-style="none" fo:font-weight="normal" officeooo:rsid="00290ab4" officeooo:paragraph-rsid="0022eab0" style:font-size-asian="16pt" style:font-style-asian="italic" style:font-weight-asian="normal" style:font-size-complex="16pt" style:font-style-complex="italic" style:font-weight-complex="normal"/>
    </style:style>
    <style:style style:name="P64"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90ab4" officeooo:paragraph-rsid="00236381" style:font-size-asian="14pt" style:font-style-asian="italic" style:font-weight-asian="normal" style:font-size-complex="14pt" style:font-style-complex="italic" style:font-weight-complex="normal"/>
    </style:style>
    <style:style style:name="P65"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90ab4" officeooo:paragraph-rsid="002106c3" style:font-size-asian="14pt" style:font-style-asian="italic" style:font-weight-asian="normal" style:font-size-complex="14pt" style:font-style-complex="italic" style:font-weight-complex="normal"/>
    </style:style>
    <style:style style:name="P66"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90ab4" officeooo:paragraph-rsid="002b0829" style:font-size-asian="14pt" style:font-style-asian="italic" style:font-weight-asian="normal" style:font-size-complex="14pt" style:font-style-complex="italic" style:font-weight-complex="normal"/>
    </style:style>
    <style:style style:name="P67"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90ab4" officeooo:paragraph-rsid="002b1812" style:font-size-asian="14pt" style:font-style-asian="italic" style:font-weight-asian="normal" style:font-size-complex="14pt" style:font-style-complex="italic" style:font-weight-complex="normal"/>
    </style:style>
    <style:style style:name="P68"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b1812" officeooo:paragraph-rsid="002b1812" style:font-size-asian="14pt" style:font-style-asian="italic" style:font-weight-asian="normal" style:font-size-complex="14pt" style:font-style-complex="italic" style:font-weight-complex="normal"/>
    </style:style>
    <style:style style:name="P69"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b1812" officeooo:paragraph-rsid="002de8f7" style:font-size-asian="14pt" style:font-style-asian="italic" style:font-weight-asian="normal" style:font-size-complex="14pt" style:font-style-complex="italic" style:font-weight-complex="normal"/>
    </style:style>
    <style:style style:name="P70"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b1812" officeooo:paragraph-rsid="002f10c6" style:font-size-asian="14pt" style:font-style-asian="italic" style:font-weight-asian="normal" style:font-size-complex="14pt" style:font-style-complex="italic" style:font-weight-complex="normal"/>
    </style:style>
    <style:style style:name="P71"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b1812" officeooo:paragraph-rsid="0030795c" style:font-size-asian="14pt" style:font-style-asian="italic" style:font-weight-asian="normal" style:font-size-complex="14pt" style:font-style-complex="italic" style:font-weight-complex="normal"/>
    </style:style>
    <style:style style:name="P72"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b1812" officeooo:paragraph-rsid="00339f17" style:font-size-asian="14pt" style:font-style-asian="italic" style:font-weight-asian="normal" style:font-size-complex="14pt" style:font-style-complex="italic" style:font-weight-complex="normal"/>
    </style:style>
    <style:style style:name="P73"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b1812" officeooo:paragraph-rsid="00360681" style:font-size-asian="14pt" style:font-style-asian="italic" style:font-weight-asian="normal" style:font-size-complex="14pt" style:font-style-complex="italic" style:font-weight-complex="normal"/>
    </style:style>
    <style:style style:name="P74"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b1812" officeooo:paragraph-rsid="0036879a" style:font-size-asian="14pt" style:font-style-asian="italic" style:font-weight-asian="normal" style:font-size-complex="14pt" style:font-style-complex="italic" style:font-weight-complex="normal"/>
    </style:style>
    <style:style style:name="P75" style:family="paragraph" style:parent-style-name="Standard">
      <style:paragraph-properties fo:text-align="start" style:justify-single-word="false"/>
      <style:text-properties fo:font-variant="normal" fo:text-transform="none" fo:color="#000000" loext:opacity="100%" style:font-name="Verdana" fo:font-size="12pt" fo:letter-spacing="normal" fo:font-style="normal" style:text-underline-style="none" fo:font-weight="normal" officeooo:rsid="0022eab0" officeooo:paragraph-rsid="002bb56f"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font-variant="normal" fo:text-transform="none" fo:color="#000000" loext:opacity="100%" style:font-name="Verdana" fo:font-size="12pt" fo:letter-spacing="normal" fo:font-style="normal" style:text-underline-style="none" fo:font-weight="normal" officeooo:rsid="0022eab0" officeooo:paragraph-rsid="0022eab0"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font-variant="normal" fo:text-transform="none" fo:color="#000000" loext:opacity="100%" style:font-name="DejaVu Sans" fo:font-size="14pt" fo:letter-spacing="normal" fo:font-style="normal" style:text-underline-style="solid" style:text-underline-width="auto" style:text-underline-color="font-color" fo:font-weight="normal" officeooo:rsid="00335d11" officeooo:paragraph-rsid="00335d11" style:font-size-asian="14pt" style:font-weight-asian="normal" style:font-size-complex="14pt" style:font-weight-complex="normal"/>
    </style:style>
    <style:style style:name="P78" style:family="paragraph" style:parent-style-name="Standard">
      <style:paragraph-properties fo:text-align="start" style:justify-single-word="false"/>
      <style:text-properties fo:font-variant="normal" fo:text-transform="none" fo:color="#000000" loext:opacity="100%" style:font-name="DejaVu Sans" fo:font-size="12pt" fo:letter-spacing="normal" fo:font-style="normal" style:text-underline-style="none" fo:font-weight="bold" officeooo:rsid="0022eab0" officeooo:paragraph-rsid="00335d11" style:font-size-asian="10.5pt" style:font-weight-asian="bold" style:font-size-complex="12pt" style:font-weight-complex="bold"/>
    </style:style>
    <style:style style:name="P79" style:family="paragraph" style:parent-style-name="Standard" style:list-style-name="L1">
      <style:paragraph-properties fo:text-align="start" style:justify-single-word="false"/>
      <style:text-properties style:font-name="DejaVu Sans" fo:font-size="12pt" style:text-underline-style="none" fo:font-weight="normal" officeooo:rsid="00236381" officeooo:paragraph-rsid="00236381" style:font-size-asian="10.5pt" style:font-weight-asian="normal" style:font-size-complex="12pt" style:font-weight-complex="normal"/>
    </style:style>
    <style:style style:name="P80" style:family="paragraph" style:parent-style-name="Standard" style:list-style-name="L2">
      <style:paragraph-properties fo:text-align="start" style:justify-single-word="false"/>
      <style:text-properties style:font-name="DejaVu Sans" fo:font-size="12pt" style:text-underline-style="none" fo:font-weight="normal" officeooo:rsid="00236381" officeooo:paragraph-rsid="00236381" style:font-size-asian="10.5pt" style:font-weight-asian="normal" style:font-size-complex="12pt" style:font-weight-complex="normal"/>
    </style:style>
    <style:style style:name="P81" style:family="paragraph" style:parent-style-name="Standard" style:list-style-name="L2">
      <style:paragraph-properties fo:text-align="start" style:justify-single-word="false"/>
      <style:text-properties style:font-name="DejaVu Sans" fo:font-size="12pt" style:text-underline-style="none" fo:font-weight="normal" officeooo:rsid="0022eab0" officeooo:paragraph-rsid="0022eab0" style:font-size-asian="10.5pt" style:font-weight-asian="normal" style:font-size-complex="12pt" style:font-weight-complex="normal"/>
    </style:style>
    <style:style style:name="P82" style:family="paragraph" style:parent-style-name="Standard" style:list-style-name="L3">
      <style:paragraph-properties fo:text-align="start" style:justify-single-word="false"/>
      <style:text-properties style:font-name="DejaVu Sans" fo:font-size="12pt" style:text-underline-style="none" fo:font-weight="normal" officeooo:rsid="0022eab0" officeooo:paragraph-rsid="002bb56f" style:font-size-asian="10.5pt" style:font-weight-asian="normal" style:font-size-complex="12pt" style:font-weight-complex="normal"/>
    </style:style>
    <style:style style:name="P83" style:family="paragraph" style:parent-style-name="Standard" style:list-style-name="L4">
      <style:paragraph-properties fo:text-align="start" style:justify-single-word="false"/>
      <style:text-properties style:font-name="DejaVu Sans" fo:font-size="12pt" style:text-underline-style="none" fo:font-weight="normal" officeooo:rsid="0022eab0" officeooo:paragraph-rsid="0022eab0"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style:font-name="DejaVu Sans" fo:font-size="12pt" style:text-underline-style="none" fo:font-weight="normal" officeooo:rsid="0022eab0" officeooo:paragraph-rsid="00236381"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style:font-name="DejaVu Sans" fo:font-size="12pt" style:text-underline-style="none" fo:font-weight="normal" officeooo:rsid="003a5bfb" officeooo:paragraph-rsid="00236381"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style:font-name="DejaVu Sans" fo:font-size="12pt" style:text-underline-style="none" fo:font-weight="normal" officeooo:rsid="003a5bfb" officeooo:paragraph-rsid="003da4f1"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style:font-name="DejaVu Sans" fo:font-size="12pt" style:text-underline-style="none" fo:font-weight="normal" officeooo:rsid="003c524b" officeooo:paragraph-rsid="00236381"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style:font-name="DejaVu Sans" fo:font-size="12pt" style:text-underline-style="none" fo:font-weight="normal" officeooo:rsid="003cfd0e" officeooo:paragraph-rsid="00236381"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style:font-name="DejaVu Sans" fo:font-size="12pt" style:text-underline-style="none" fo:font-weight="normal" officeooo:rsid="003da4f1" officeooo:paragraph-rsid="00236381"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style:font-name="DejaVu Sans" fo:font-size="12pt" style:text-underline-style="none" fo:font-weight="bold" officeooo:rsid="0022eab0" officeooo:paragraph-rsid="00236381" style:font-size-asian="10.5pt" style:font-weight-asian="bold" style:font-size-complex="12pt" style:font-weight-complex="bold"/>
    </style:style>
    <style:style style:name="P91" style:family="paragraph" style:parent-style-name="Standard">
      <style:paragraph-properties fo:text-align="start" style:justify-single-word="false"/>
      <style:text-properties style:font-name="DejaVu Sans" fo:font-size="12pt" style:text-underline-style="none" fo:font-weight="bold" officeooo:rsid="0022eab0" officeooo:paragraph-rsid="00413022" style:font-size-asian="10.5pt" style:font-weight-asian="bold" style:font-size-complex="12pt" style:font-weight-complex="bold"/>
    </style:style>
    <style:style style:name="P92" style:family="paragraph" style:parent-style-name="Standard">
      <style:paragraph-properties fo:text-align="start" style:justify-single-word="false"/>
      <style:text-properties style:font-name="DejaVu Sans" fo:font-size="12pt" style:text-underline-style="none" fo:font-weight="bold" officeooo:rsid="0022eab0" officeooo:paragraph-rsid="0041c4a2" style:font-size-asian="10.5pt" style:font-weight-asian="bold" style:font-size-complex="12pt" style:font-weight-complex="bold"/>
    </style:style>
    <style:style style:name="P93" style:family="paragraph" style:parent-style-name="Standard">
      <style:paragraph-properties fo:text-align="start" style:justify-single-word="false"/>
      <style:text-properties style:font-name="DejaVu Sans" fo:font-size="12pt" style:text-underline-style="none" fo:font-weight="bold" officeooo:rsid="0022eab0" officeooo:paragraph-rsid="00425a0e" style:font-size-asian="10.5pt" style:font-weight-asian="bold" style:font-size-complex="12pt" style:font-weight-complex="bold"/>
    </style:style>
    <style:style style:name="P94" style:family="paragraph" style:parent-style-name="Standard">
      <style:paragraph-properties fo:text-align="start" style:justify-single-word="false"/>
      <style:text-properties style:font-name="DejaVu Sans" fo:font-size="12pt" style:text-underline-style="none" fo:font-weight="bold" officeooo:rsid="0022eab0" officeooo:paragraph-rsid="0042e96e" style:font-size-asian="10.5pt" style:font-weight-asian="bold" style:font-size-complex="12pt" style:font-weight-complex="bold"/>
    </style:style>
    <style:style style:name="P95" style:family="paragraph" style:parent-style-name="Standard">
      <style:paragraph-properties fo:text-align="start" style:justify-single-word="false"/>
      <style:text-properties style:font-name="DejaVu Sans" fo:font-size="12pt" style:text-underline-style="none" fo:font-weight="bold" officeooo:rsid="00413022" officeooo:paragraph-rsid="00413022" style:font-size-asian="10.5pt" style:font-weight-asian="bold" style:font-size-complex="12pt" style:font-weight-complex="bold"/>
    </style:style>
    <style:style style:name="P96" style:family="paragraph" style:parent-style-name="Standard">
      <style:paragraph-properties fo:text-align="start" style:justify-single-word="false"/>
      <style:text-properties style:font-name="DejaVu Sans" fo:font-size="12pt" style:text-underline-style="none" fo:font-weight="bold" officeooo:rsid="00413022" officeooo:paragraph-rsid="0041c4a2" style:font-size-asian="10.5pt" style:font-weight-asian="bold" style:font-size-complex="12pt" style:font-weight-complex="bold"/>
    </style:style>
    <style:style style:name="P97"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28d10d" officeooo:paragraph-rsid="00425a0e" style:font-size-asian="14pt" style:font-weight-asian="bold" style:font-size-complex="14pt" style:font-weight-complex="bold"/>
    </style:style>
    <style:style style:name="P98"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b1812" officeooo:paragraph-rsid="003a5bfb" style:font-size-asian="14pt" style:font-style-asian="italic" style:font-weight-asian="normal" style:font-size-complex="14pt" style:font-style-complex="italic" style:font-weight-complex="normal"/>
    </style:style>
    <style:style style:name="P99"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3a5bfb" officeooo:paragraph-rsid="003a5bfb" style:font-size-asian="14pt" style:font-style-asian="italic" style:font-weight-asian="normal" style:font-size-complex="14pt" style:font-style-complex="italic" style:font-weight-complex="normal"/>
    </style:style>
    <style:style style:name="P100"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3a5bfb" officeooo:paragraph-rsid="003c524b" style:font-size-asian="14pt" style:font-style-asian="italic" style:font-weight-asian="normal" style:font-size-complex="14pt" style:font-style-complex="italic" style:font-weight-complex="normal"/>
    </style:style>
    <style:style style:name="P101"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3a5bfb" officeooo:paragraph-rsid="003cfd0e" style:font-size-asian="14pt" style:font-style-asian="italic" style:font-weight-asian="normal" style:font-size-complex="14pt" style:font-style-complex="italic" style:font-weight-complex="normal"/>
    </style:style>
    <style:style style:name="P102"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3a5bfb" officeooo:paragraph-rsid="003da4f1" style:font-size-asian="14pt" style:font-style-asian="italic" style:font-weight-asian="normal" style:font-size-complex="14pt" style:font-style-complex="italic" style:font-weight-complex="normal"/>
    </style:style>
    <style:style style:name="T1" style:family="text">
      <style:text-properties fo:font-size="12pt" style:font-size-asian="12pt" style:font-size-complex="12pt"/>
    </style:style>
    <style:style style:name="T2" style:family="text">
      <style:text-properties fo:font-size="12pt" style:text-underline-style="none" style:font-size-asian="10.5pt" style:font-size-complex="12pt"/>
    </style:style>
    <style:style style:name="T3" style:family="text">
      <style:text-properties fo:font-size="12pt" style:text-underline-style="none" officeooo:rsid="001fd2e6" style:font-size-asian="10.5pt" style:font-size-complex="12pt"/>
    </style:style>
    <style:style style:name="T4" style:family="text">
      <style:text-properties fo:font-size="12pt" style:text-underline-style="none" officeooo:rsid="0022eab0" style:font-size-asian="10.5pt" style:font-size-complex="12pt"/>
    </style:style>
    <style:style style:name="T5" style:family="text">
      <style:text-properties fo:font-size="12pt" style:text-underline-style="none" officeooo:rsid="0025a069" style:font-size-asian="10.5pt" style:font-size-complex="12pt"/>
    </style:style>
    <style:style style:name="T6" style:family="text">
      <style:text-properties fo:font-size="12pt" style:text-underline-style="none" officeooo:rsid="00273170" style:font-size-asian="10.5pt" style:font-size-complex="12pt"/>
    </style:style>
    <style:style style:name="T7" style:family="text">
      <style:text-properties fo:font-size="12pt" style:text-underline-style="none" officeooo:rsid="002b0829" style:font-size-asian="10.5pt" style:font-size-complex="12pt"/>
    </style:style>
    <style:style style:name="T8" style:family="text">
      <style:text-properties fo:font-size="12pt" style:text-underline-style="none" officeooo:rsid="002b1812" style:font-size-asian="10.5pt" style:font-size-complex="12pt"/>
    </style:style>
    <style:style style:name="T9" style:family="text">
      <style:text-properties fo:font-size="12pt" style:text-underline-style="none" officeooo:rsid="0022eab0" style:font-size-asian="10.5pt" style:font-weight-asian="bold" style:font-size-complex="12pt" style:font-weight-complex="bold"/>
    </style:style>
    <style:style style:name="T10" style:family="text">
      <style:text-properties fo:font-size="12pt" style:text-underline-style="none" fo:font-weight="normal" style:font-size-asian="10.5pt" style:font-weight-asian="normal" style:font-size-complex="12pt" style:font-weight-complex="normal"/>
    </style:style>
    <style:style style:name="T11" style:family="text">
      <style:text-properties fo:font-size="12pt" style:text-underline-style="none" fo:font-weight="normal" officeooo:rsid="0024afbf" style:font-size-asian="10.5pt" style:font-weight-asian="normal" style:font-size-complex="12pt" style:font-weight-complex="normal"/>
    </style:style>
    <style:style style:name="T12" style:family="text">
      <style:text-properties fo:font-size="12pt" style:text-underline-style="none" fo:font-weight="normal" officeooo:rsid="0025a069" style:font-size-asian="10.5pt" style:font-weight-asian="normal" style:font-size-complex="12pt" style:font-weight-complex="normal"/>
    </style:style>
    <style:style style:name="T13" style:family="text">
      <style:text-properties fo:font-size="12pt" style:text-underline-style="none" fo:font-weight="normal" officeooo:rsid="00273170" style:font-size-asian="10.5pt" style:font-weight-asian="normal" style:font-size-complex="12pt" style:font-weight-complex="normal"/>
    </style:style>
    <style:style style:name="T14" style:family="text">
      <style:text-properties fo:font-size="12pt" style:text-underline-style="none" fo:font-weight="normal" officeooo:rsid="0028d10d" style:font-size-asian="10.5pt" style:font-weight-asian="normal" style:font-size-complex="12pt" style:font-weight-complex="normal"/>
    </style:style>
    <style:style style:name="T15" style:family="text">
      <style:text-properties fo:font-size="12pt" style:text-underline-style="none" fo:font-weight="normal" officeooo:rsid="002b0829" style:font-size-asian="10.5pt" style:font-weight-asian="normal" style:font-size-complex="12pt" style:font-weight-complex="normal"/>
    </style:style>
    <style:style style:name="T16" style:family="text">
      <style:text-properties fo:font-size="12pt" style:text-underline-style="none" fo:font-weight="normal" officeooo:rsid="002b1812" style:font-size-asian="10.5pt" style:font-weight-asian="normal" style:font-size-complex="12pt" style:font-weight-complex="normal"/>
    </style:style>
    <style:style style:name="T17" style:family="text">
      <style:text-properties officeooo:rsid="001fd2e6"/>
    </style:style>
    <style:style style:name="T18" style:family="text">
      <style:text-properties officeooo:rsid="00236381"/>
    </style:style>
    <style:style style:name="T19" style:family="text">
      <style:text-properties fo:font-variant="normal" fo:text-transform="none" fo:color="#000000" loext:opacity="100%" style:font-name="Verdana" fo:font-size="12pt" fo:letter-spacing="normal" fo:font-style="normal" style:text-underline-style="none" fo:font-weight="normal" officeooo:rsid="0024afbf" style:font-size-asian="10.5pt" style:font-weight-asian="normal" style:font-size-complex="12pt" style:font-weight-complex="normal"/>
    </style:style>
    <style:style style:name="T20" style:family="text">
      <style:text-properties fo:font-variant="normal" fo:text-transform="none" fo:color="#000000" loext:opacity="100%" style:font-name="Verdana" fo:font-size="12pt" fo:letter-spacing="normal" fo:font-style="normal" style:text-underline-style="none" officeooo:rsid="00290ab4" style:font-size-asian="10.5pt" style:font-style-asian="italic" style:font-size-complex="12pt" style:font-style-complex="italic"/>
    </style:style>
    <style:style style:name="T21" style:family="text">
      <style:text-properties fo:color="#55308d" loext:opacity="100%" fo:font-style="italic" style:text-underline-style="none" fo:font-weight="normal" officeooo:rsid="00290ab4" style:font-style-asian="italic" style:font-weight-asian="normal" style:font-style-complex="italic" style:font-weight-complex="normal"/>
    </style:style>
    <style:style style:name="T22" style:family="text">
      <style:text-properties fo:color="#55308d" loext:opacity="100%" fo:font-style="italic" style:text-underline-style="none" fo:font-weight="normal" officeooo:rsid="002b0829" style:font-style-asian="italic" style:font-weight-asian="normal" style:font-style-complex="italic" style:font-weight-complex="normal"/>
    </style:style>
    <style:style style:name="T23" style:family="text">
      <style:text-properties fo:color="#55308d" loext:opacity="100%" fo:font-style="italic" style:text-underline-style="none" fo:font-weight="normal" officeooo:rsid="002b1812" style:font-style-asian="italic" style:font-weight-asian="normal" style:font-style-complex="italic" style:font-weight-complex="normal"/>
    </style:style>
    <style:style style:name="T24" style:family="text">
      <style:text-properties fo:color="#55308d" loext:opacity="100%" fo:font-style="italic" style:text-underline-style="none" fo:font-weight="normal" officeooo:rsid="002de8f7" style:font-style-asian="italic" style:font-weight-asian="normal" style:font-style-complex="italic" style:font-weight-complex="normal"/>
    </style:style>
    <style:style style:name="T25" style:family="text">
      <style:text-properties fo:color="#55308d" loext:opacity="100%" fo:font-style="italic" style:text-underline-style="none" fo:font-weight="normal" officeooo:rsid="00425a0e" style:font-style-asian="italic" style:font-weight-asian="normal" style:font-style-complex="italic" style:font-weight-complex="normal"/>
    </style:style>
    <style:style style:name="T26" style:family="text">
      <style:text-properties fo:color="#55308d" loext:opacity="100%" fo:font-style="italic" style:text-underline-style="none" officeooo:rsid="00290ab4" style:font-style-asian="italic" style:font-style-complex="italic"/>
    </style:style>
    <style:style style:name="T27" style:family="text">
      <style:text-properties fo:color="#55308d" loext:opacity="100%" fo:font-style="italic" style:text-underline-style="none" officeooo:rsid="002b0829" style:font-style-asian="italic" style:font-style-complex="italic"/>
    </style:style>
    <style:style style:name="T28" style:family="text">
      <style:text-properties fo:color="#55308d" loext:opacity="100%" fo:font-size="12pt" fo:font-style="italic" style:text-underline-style="none" officeooo:rsid="00290ab4" style:font-size-asian="10.5pt" style:font-style-asian="italic" style:font-size-complex="12pt" style:font-style-complex="italic"/>
    </style:style>
    <style:style style:name="T29" style:family="text">
      <style:text-properties fo:color="#55308d" loext:opacity="100%" fo:font-size="12pt" fo:font-style="italic" style:text-underline-style="none" fo:font-weight="normal" officeooo:rsid="00290ab4" style:font-size-asian="10.5pt" style:font-style-asian="italic" style:font-weight-asian="normal" style:font-size-complex="12pt" style:font-style-complex="italic" style:font-weight-complex="normal"/>
    </style:style>
    <style:style style:name="T30" style:family="text">
      <style:text-properties fo:color="#55308d" loext:opacity="100%" fo:font-size="14pt" fo:font-style="italic" fo:font-weight="normal" style:font-size-asian="14pt" style:font-style-asian="italic" style:font-weight-asian="normal" style:font-size-complex="14pt" style:font-style-complex="italic" style:font-weight-complex="normal"/>
    </style:style>
    <style:style style:name="T31" style:family="text">
      <style:text-properties fo:color="#55308d" loext:opacity="100%" fo:font-size="14pt" fo:font-style="italic" fo:font-weight="normal" officeooo:rsid="00290ab4" style:font-size-asian="14pt" style:font-style-asian="italic" style:font-weight-asian="normal" style:font-size-complex="14pt" style:font-style-complex="italic" style:font-weight-complex="normal"/>
    </style:style>
    <style:style style:name="T32" style:family="text">
      <style:text-properties fo:color="#55308d" loext:opacity="100%" fo:font-size="14pt" fo:font-style="italic" fo:font-weight="normal" officeooo:rsid="002b1812" style:font-size-asian="14pt" style:font-style-asian="italic" style:font-weight-asian="normal" style:font-size-complex="14pt" style:font-style-complex="italic" style:font-weight-complex="normal"/>
    </style:style>
    <style:style style:name="T33" style:family="text">
      <style:text-properties fo:color="#55308d" loext:opacity="100%" fo:font-size="14pt" fo:font-style="italic" fo:font-weight="normal" officeooo:rsid="002f10c6" style:font-size-asian="14pt" style:font-style-asian="italic" style:font-weight-asian="normal" style:font-size-complex="14pt" style:font-style-complex="italic" style:font-weight-complex="normal"/>
    </style:style>
    <style:style style:name="T34" style:family="text">
      <style:text-properties fo:color="#55308d" loext:opacity="100%" fo:font-size="14pt" fo:font-style="italic" fo:font-weight="normal" officeooo:rsid="0030795c" style:font-size-asian="14pt" style:font-style-asian="italic" style:font-weight-asian="normal" style:font-size-complex="14pt" style:font-style-complex="italic" style:font-weight-complex="normal"/>
    </style:style>
    <style:style style:name="T35" style:family="text">
      <style:text-properties fo:color="#55308d" loext:opacity="100%" fo:font-size="14pt" fo:font-style="italic" fo:font-weight="normal" officeooo:rsid="00339f17" style:font-size-asian="14pt" style:font-style-asian="italic" style:font-weight-asian="normal" style:font-size-complex="14pt" style:font-style-complex="italic" style:font-weight-complex="normal"/>
    </style:style>
    <style:style style:name="T36" style:family="text">
      <style:text-properties fo:color="#55308d" loext:opacity="100%" fo:font-size="14pt" fo:font-style="italic" fo:font-weight="normal" officeooo:rsid="003478ca" style:font-size-asian="14pt" style:font-style-asian="italic" style:font-weight-asian="normal" style:font-size-complex="14pt" style:font-style-complex="italic" style:font-weight-complex="normal"/>
    </style:style>
    <style:style style:name="T37" style:family="text">
      <style:text-properties fo:color="#55308d" loext:opacity="100%" fo:font-size="14pt" fo:font-style="italic" fo:font-weight="normal" officeooo:rsid="00360681" style:font-size-asian="14pt" style:font-style-asian="italic" style:font-weight-asian="normal" style:font-size-complex="14pt" style:font-style-complex="italic" style:font-weight-complex="normal"/>
    </style:style>
    <style:style style:name="T38" style:family="text">
      <style:text-properties fo:color="#55308d" loext:opacity="100%" fo:font-size="14pt" fo:font-style="italic" fo:font-weight="normal" officeooo:rsid="0036879a" style:font-size-asian="14pt" style:font-style-asian="italic" style:font-weight-asian="normal" style:font-size-complex="14pt" style:font-style-complex="italic" style:font-weight-complex="normal"/>
    </style:style>
    <style:style style:name="T39" style:family="text">
      <style:text-properties fo:color="#55308d" loext:opacity="100%" fo:font-size="14pt" fo:font-style="italic" fo:font-weight="normal" officeooo:rsid="0037cd4e" style:font-size-asian="14pt" style:font-style-asian="italic" style:font-weight-asian="normal" style:font-size-complex="14pt" style:font-style-complex="italic" style:font-weight-complex="normal"/>
    </style:style>
    <style:style style:name="T40" style:family="text">
      <style:text-properties fo:color="#55308d" loext:opacity="100%" fo:font-size="14pt" fo:font-style="italic" fo:font-weight="normal" officeooo:rsid="003a5bfb" style:font-size-asian="14pt" style:font-style-asian="italic" style:font-weight-asian="normal" style:font-size-complex="14pt" style:font-style-complex="italic" style:font-weight-complex="normal"/>
    </style:style>
    <style:style style:name="T41" style:family="text">
      <style:text-properties fo:color="#55308d" loext:opacity="100%" fo:font-size="14pt" fo:font-style="italic" fo:font-weight="normal" officeooo:rsid="003c524b" style:font-size-asian="14pt" style:font-style-asian="italic" style:font-weight-asian="normal" style:font-size-complex="14pt" style:font-style-complex="italic" style:font-weight-complex="normal"/>
    </style:style>
    <style:style style:name="T42" style:family="text">
      <style:text-properties fo:color="#55308d" loext:opacity="100%" fo:font-size="14pt" fo:font-style="italic" fo:font-weight="normal" officeooo:rsid="003cfd0e" style:font-size-asian="14pt" style:font-style-asian="italic" style:font-weight-asian="normal" style:font-size-complex="14pt" style:font-style-complex="italic" style:font-weight-complex="normal"/>
    </style:style>
    <style:style style:name="T43" style:family="text">
      <style:text-properties fo:color="#55308d" loext:opacity="100%" fo:font-size="14pt" fo:font-style="italic" fo:font-weight="normal" officeooo:rsid="003da4f1" style:font-size-asian="14pt" style:font-style-asian="italic" style:font-weight-asian="normal" style:font-size-complex="14pt" style:font-style-complex="italic" style:font-weight-complex="normal"/>
    </style:style>
    <style:style style:name="T44" style:family="text">
      <style:text-properties fo:color="#55308d" loext:opacity="100%" fo:font-size="14pt" fo:font-style="italic" fo:font-weight="normal" officeooo:rsid="00413022" style:font-size-asian="14pt" style:font-style-asian="italic" style:font-weight-asian="normal" style:font-size-complex="14pt" style:font-style-complex="italic" style:font-weight-complex="normal"/>
    </style:style>
    <style:style style:name="T45" style:family="text">
      <style:text-properties fo:color="#55308d" loext:opacity="100%" fo:font-size="14pt" fo:font-style="italic" fo:font-weight="normal" officeooo:rsid="00416337" style:font-size-asian="14pt" style:font-style-asian="italic" style:font-weight-asian="normal" style:font-size-complex="14pt" style:font-style-complex="italic" style:font-weight-complex="normal"/>
    </style:style>
    <style:style style:name="T46" style:family="text">
      <style:text-properties fo:color="#55308d" loext:opacity="100%" fo:font-size="14pt" fo:font-style="italic" fo:font-weight="normal" officeooo:rsid="0041c4a2" style:font-size-asian="14pt" style:font-style-asian="italic" style:font-weight-asian="normal" style:font-size-complex="14pt" style:font-style-complex="italic" style:font-weight-complex="normal"/>
    </style:style>
    <style:style style:name="T47" style:family="text">
      <style:text-properties fo:color="#55308d" loext:opacity="100%" fo:font-size="14pt" fo:font-style="italic" fo:font-weight="normal" officeooo:rsid="002b0829" style:font-size-asian="14pt" style:font-style-asian="italic" style:font-weight-asian="normal" style:font-size-complex="14pt" style:font-style-complex="italic" style:font-weight-complex="normal"/>
    </style:style>
    <style:style style:name="T48" style:family="text">
      <style:text-properties fo:color="#55308d" loext:opacity="100%" fo:font-size="14pt" fo:font-style="italic" fo:font-weight="normal" officeooo:rsid="00425a0e" style:font-size-asian="14pt" style:font-style-asian="italic" style:font-weight-asian="normal" style:font-size-complex="14pt" style:font-style-complex="italic" style:font-weight-complex="normal"/>
    </style:style>
    <style:style style:name="T49" style:family="text">
      <style:text-properties fo:color="#55308d" loext:opacity="100%" fo:font-size="14pt" fo:font-style="italic" fo:font-weight="normal" officeooo:rsid="0042e96e" style:font-size-asian="14pt" style:font-style-asian="italic" style:font-weight-asian="normal" style:font-size-complex="14pt" style:font-style-complex="italic" style:font-weight-complex="normal"/>
    </style:style>
    <style:style style:name="T50" style:family="text">
      <style:text-properties fo:font-weight="normal" style:font-weight-asian="normal" style:font-weight-complex="normal"/>
    </style:style>
    <style:style style:name="T51" style:family="text">
      <style:text-properties fo:font-weight="normal" officeooo:rsid="002de8f7" style:font-weight-asian="normal" style:font-weight-complex="normal"/>
    </style:style>
    <style:style style:name="T52" style:family="text">
      <style:text-properties fo:font-weight="normal" officeooo:rsid="002f10c6" style:font-weight-asian="normal" style:font-weight-complex="normal"/>
    </style:style>
    <style:style style:name="T53" style:family="text">
      <style:text-properties fo:font-weight="normal" officeooo:rsid="0032995d" style:font-weight-asian="normal" style:font-weight-complex="normal"/>
    </style:style>
    <style:style style:name="T54" style:family="text">
      <style:text-properties fo:font-weight="normal" officeooo:rsid="00335d11" style:font-weight-asian="normal" style:font-weight-complex="normal"/>
    </style:style>
    <style:style style:name="T55" style:family="text">
      <style:text-properties fo:font-weight="normal" officeooo:rsid="00360681" style:font-weight-asian="normal" style:font-weight-complex="normal"/>
    </style:style>
    <style:style style:name="T56" style:family="text">
      <style:text-properties fo:font-weight="normal" officeooo:rsid="0036879a" style:font-weight-asian="normal" style:font-weight-complex="normal"/>
    </style:style>
    <style:style style:name="T57" style:family="text">
      <style:text-properties fo:font-weight="normal" officeooo:rsid="003a5bfb" style:font-weight-asian="normal" style:font-weight-complex="normal"/>
    </style:style>
    <style:style style:name="T58" style:family="text">
      <style:text-properties fo:font-weight="normal" officeooo:rsid="003c524b" style:font-weight-asian="normal" style:font-weight-complex="normal"/>
    </style:style>
    <style:style style:name="T59" style:family="text">
      <style:text-properties fo:font-weight="normal" officeooo:rsid="003cfd0e" style:font-weight-asian="normal" style:font-weight-complex="normal"/>
    </style:style>
    <style:style style:name="T60" style:family="text">
      <style:text-properties fo:font-weight="normal" officeooo:rsid="003da4f1" style:font-weight-asian="normal" style:font-weight-complex="normal"/>
    </style:style>
    <style:style style:name="T61" style:family="text">
      <style:text-properties fo:font-weight="normal" officeooo:rsid="00413022" style:font-weight-asian="normal" style:font-weight-complex="normal"/>
    </style:style>
    <style:style style:name="T62" style:family="text">
      <style:text-properties fo:font-weight="normal" officeooo:rsid="0041c4a2" style:font-weight-asian="normal" style:font-weight-complex="normal"/>
    </style:style>
    <style:style style:name="T63" style:family="text">
      <style:text-properties fo:font-weight="normal" officeooo:rsid="00425a0e" style:font-weight-asian="normal" style:font-weight-complex="normal"/>
    </style:style>
    <style:style style:name="T64" style:family="text">
      <style:text-properties fo:font-weight="normal" officeooo:rsid="0042e96e" style:font-weight-asian="normal" style:font-weight-complex="normal"/>
    </style:style>
    <style:style style:name="T65" style:family="text">
      <style:text-properties officeooo:rsid="002f10c6"/>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SS Media Queries</text:p>
      <text:p text:style-name="P2"/>
      <text:p text:style-name="P45"/>
      <text:p text:style-name="P48">Table of contents</text:p>
      <text:p text:style-name="P54"/>
      <text:p text:style-name="P6"><text:span text:style-name="T17">What is a Media Quer</text:span><text:span text:style-name="T18">y?</text:span></text:p>
      <text:p text:style-name="P6"><text:tab/><text:span text:style-name="T18">Media Types</text:span></text:p>
      <text:p text:style-name="P5"><text:tab/>Media Features</text:p>
      <text:p text:style-name="P5"><text:tab/>Logical Operators</text:p>
      <text:p text:style-name="P7"/>
      <text:p text:style-name="P55"/>
      <text:p text:style-name="P47">What is a Media Query?</text:p>
      <text:p text:style-name="P24"/>
      <text:p text:style-name="P57"><text:span text:style-name="T3">M</text:span><text:span text:style-name="T2">edia Queries are used to apply or change </text:span><text:span text:style-name="T4">CSS </text:span><text:span text:style-name="T2">styles for different media types, commonly for resizing elements for different viewport sizes but also for user preferences such as dark mode or no animation as well as for print view.</text:span></text:p>
      <text:p text:style-name="P4"/>
      <text:p text:style-name="P5">Media queries can obtain information from the browser such as:</text:p>
      <text:p text:style-name="P5"/>
      <text:list text:style-name="L1">
        <text:list-item>
          <text:p text:style-name="P79">width and height of viewport</text:p>
        </text:list-item>
        <text:list-item>
          <text:p text:style-name="P79">width and height of device</text:p>
        </text:list-item>
        <text:list-item>
          <text:p text:style-name="P79">orientation</text:p>
        </text:list-item>
        <text:list-item>
          <text:p text:style-name="P79">resolution</text:p>
        </text:list-item>
        <text:list-item>
          <text:p text:style-name="P79">user preferences (dark mode, no animation, etc.)</text:p>
        </text:list-item>
      </text:list>
      <text:p text:style-name="P5"/>
      <text:p text:style-name="P5">A media query has a media type and can contain one or more expressions:</text:p>
      <text:p text:style-name="P5"/>
      <text:p text:style-name="P64">@media screen and (min-width: 1024px)</text:p>
      <text:p text:style-name="P65"><text:s/>{</text:p>
      <text:p text:style-name="P65"><text:s text:c="2"/>**styles go here**</text:p>
      <text:p text:style-name="P64">}</text:p>
      <text:p text:style-name="P5"/>
      <text:p text:style-name="P5"/>
      <text:p text:style-name="P56">Media Types </text:p>
      <text:p text:style-name="P8"/>
      <text:list text:style-name="L2">
        <text:list-item>
          <text:p text:style-name="P81">all</text:p>
        </text:list-item>
        <text:list-item>
          <text:p text:style-name="P81">print</text:p>
        </text:list-item>
        <text:list-item>
          <text:p text:style-name="P81">screen</text:p>
        </text:list-item>
        <text:list-item>
          <text:p text:style-name="P80">speech</text:p>
        </text:list-item>
      </text:list>
      <text:p text:style-name="P5"/>
      <text:p text:style-name="P25">all</text:p>
      <text:p text:style-name="P49"><text:span text:style-name="T2"><text:tab/></text:span><text:span text:style-name="T12">Used for all media type devices (default)</text:span></text:p>
      <text:p text:style-name="P11"/>
      <text:p text:style-name="P50"><text:span text:style-name="T12"><text:tab/></text:span><text:span text:style-name="T21">@media all and (prefers-color-scheme: dark) {...}</text:span></text:p>
      <text:p text:style-name="P11"/>
      <text:p text:style-name="P25">print</text:p>
      <text:p text:style-name="P49"><text:span text:style-name="T2"><text:tab/></text:span><text:span text:style-name="T12">Used for printers</text:span></text:p>
      <text:p text:style-name="P11"/>
      <text:p text:style-name="P50"><text:soft-page-break/><text:span text:style-name="T12"><text:tab/></text:span><text:span text:style-name="T21">@media print{…}</text:span></text:p>
      <text:p text:style-name="P42"/>
      <text:p text:style-name="P11"/>
      <text:p text:style-name="P25">screen</text:p>
      <text:p text:style-name="P49"><text:span text:style-name="T2"><text:tab/></text:span><text:span text:style-name="T12">Used for computer screens, tablets, smart-phones, etc.</text:span></text:p>
      <text:p text:style-name="P11"/>
      <text:p text:style-name="P50"><text:span text:style-name="T12"><text:tab/></text:span><text:span text:style-name="T21">@media screen and (orientation: landscape) {…}</text:span></text:p>
      <text:p text:style-name="P42"/>
      <text:p text:style-name="P39">speech</text:p>
      <text:p text:style-name="P61"><text:span text:style-name="T2"><text:tab/></text:span><text:span text:style-name="T5">Used for screenreaders</text:span></text:p>
      <text:p text:style-name="P11"><text:tab/></text:p>
      <text:p text:style-name="P61"><text:span text:style-name="T5"><text:tab/></text:span><text:span text:style-name="T26">@media speech {…}</text:span></text:p>
      <text:p text:style-name="P64"/>
      <text:p text:style-name="P18">Logical operators can be used with the media query</text:p>
      <text:p text:style-name="P9"/>
      <text:list text:style-name="L3">
        <text:list-item>
          <text:p text:style-name="P82">not</text:p>
        </text:list-item>
        <text:list-item>
          <text:p text:style-name="P82">and</text:p>
        </text:list-item>
        <text:list-item>
          <text:p text:style-name="P82">only</text:p>
        </text:list-item>
      </text:list>
      <text:p text:style-name="P9"/>
      <text:p text:style-name="P41">not</text:p>
      <text:p text:style-name="P53"><text:span text:style-name="T2"><text:tab/></text:span><text:span text:style-name="T11">inverts the meaning of the entire media query</text:span></text:p>
      <text:p text:style-name="P18"/>
      <text:p text:style-name="P26">and</text:p>
      <text:p text:style-name="P62"><text:span text:style-name="T9"><text:tab/></text:span><text:span text:style-name="T19">combines a media feature with a media type or other media features</text:span></text:p>
      <text:p text:style-name="P75"/>
      <text:p text:style-name="P26">only</text:p>
      <text:p text:style-name="P60"><text:span text:style-name="T28"><text:tab/></text:span><text:span text:style-name="T20">prevents older browsers that do not support media queries with media features from applying the specified styles</text:span></text:p>
      <text:p text:style-name="P63"/>
      <text:p text:style-name="P56">Media Features </text:p>
      <text:p text:style-name="P8"/>
      <text:list text:style-name="L4">
        <text:list-item>
          <text:p text:style-name="P83">any-hover</text:p>
        </text:list-item>
        <text:list-item>
          <text:p text:style-name="P83">any-pointer</text:p>
        </text:list-item>
        <text:list-item>
          <text:p text:style-name="P83">aspect-ratio</text:p>
        </text:list-item>
        <text:list-item>
          <text:p text:style-name="P83">color</text:p>
        </text:list-item>
        <text:list-item>
          <text:p text:style-name="P83">color-gamut</text:p>
        </text:list-item>
        <text:list-item>
          <text:p text:style-name="P83">color-index</text:p>
        </text:list-item>
        <text:list-item>
          <text:p text:style-name="P83">device-aspect-ratio</text:p>
        </text:list-item>
        <text:list-item>
          <text:p text:style-name="P83">device-height</text:p>
        </text:list-item>
        <text:list-item>
          <text:p text:style-name="P83">device-width</text:p>
        </text:list-item>
        <text:list-item>
          <text:p text:style-name="P83">display-mode</text:p>
        </text:list-item>
        <text:list-item>
          <text:p text:style-name="P83">dynamic-range</text:p>
        </text:list-item>
        <text:list-item>
          <text:p text:style-name="P83">forced-colors</text:p>
        </text:list-item>
        <text:list-item>
          <text:p text:style-name="P83">grid</text:p>
        </text:list-item>
        <text:list-item>
          <text:p text:style-name="P83">height</text:p>
        </text:list-item>
        <text:list-item>
          <text:p text:style-name="P83">hover</text:p>
        </text:list-item>
        <text:list-item>
          <text:p text:style-name="P83">inverted-colors</text:p>
        </text:list-item>
        <text:list-item>
          <text:p text:style-name="P83">monochrome</text:p>
        </text:list-item>
        <text:list-item>
          <text:p text:style-name="P83">orientation</text:p>
        </text:list-item>
        <text:list-item>
          <text:p text:style-name="P83">overflow-block</text:p>
        </text:list-item>
        <text:list-item>
          <text:p text:style-name="P83"><text:soft-page-break/>overflow-inline</text:p>
        </text:list-item>
        <text:list-item>
          <text:p text:style-name="P83">pointer</text:p>
        </text:list-item>
        <text:list-item>
          <text:p text:style-name="P83">prefers-color-scheme</text:p>
        </text:list-item>
        <text:list-item>
          <text:p text:style-name="P83">prefers-contrast</text:p>
        </text:list-item>
        <text:list-item>
          <text:p text:style-name="P83">prefers-reduced-motion</text:p>
        </text:list-item>
        <text:list-item>
          <text:p text:style-name="P83">resolution</text:p>
        </text:list-item>
        <text:list-item>
          <text:p text:style-name="P83">scripting</text:p>
        </text:list-item>
        <text:list-item>
          <text:p text:style-name="P83">update</text:p>
        </text:list-item>
        <text:list-item>
          <text:p text:style-name="P83">video-dynamic-range</text:p>
        </text:list-item>
        <text:list-item>
          <text:p text:style-name="P83">width</text:p>
        </text:list-item>
      </text:list>
      <text:p text:style-name="P8"/>
      <text:p text:style-name="P25">any-hover</text:p>
      <text:p text:style-name="P49"><text:span text:style-name="T2"><text:tab/></text:span><text:span text:style-name="T13">Check if ANY available input can hover over elements</text:span></text:p>
      <text:p text:style-name="P49"><text:span text:style-name="T13"><text:tab/><text:tab/></text:span><text:span text:style-name="T14">none</text:span></text:p>
      <text:p text:style-name="P12"><text:tab/><text:tab/>hover</text:p>
      <text:p text:style-name="P12"/>
      <text:p text:style-name="P49"><text:span text:style-name="T14"><text:tab/><text:tab/></text:span><text:span text:style-name="T21">@media (anyhover:hover) {…}</text:span></text:p>
      <text:p text:style-name="P43"/>
      <text:p text:style-name="P25">any-pointer</text:p>
      <text:p text:style-name="P49"><text:span text:style-name="T2"><text:tab/></text:span><text:span text:style-name="T13">Check if any available inpout is a pointing device and if so the accuaracy</text:span></text:p>
      <text:p text:style-name="P49"><text:span text:style-name="T13"><text:tab/><text:tab/></text:span><text:span text:style-name="T14">none</text:span></text:p>
      <text:p text:style-name="P13"><text:tab/><text:tab/>coarse</text:p>
      <text:p text:style-name="P13"><text:tab/><text:tab/>fine</text:p>
      <text:p text:style-name="P13"/>
      <text:p text:style-name="P97"><text:span text:style-name="T10"><text:tab/></text:span><text:span text:style-name="T21">@media (an</text:span><text:span text:style-name="T22">y-pointer: </text:span><text:span text:style-name="T25">none</text:span><text:span text:style-name="T22">)</text:span><text:span text:style-name="T21">{…}</text:span></text:p>
      <text:p text:style-name="P97"><text:span text:style-name="T10"><text:tab/></text:span></text:p>
      <text:p text:style-name="P97"><text:span text:style-name="T29"><text:tab/></text:span><text:span text:style-name="T21">@media (an</text:span><text:span text:style-name="T22">y-pointer: coarse)</text:span><text:span text:style-name="T21">{…}</text:span></text:p>
      <text:p text:style-name="P97"><text:span text:style-name="T21"/></text:p>
      <text:p text:style-name="P97"><text:span text:style-name="T21"><text:tab/>@media (an</text:span><text:span text:style-name="T22">y-pointer: </text:span><text:span text:style-name="T25">fine</text:span><text:span text:style-name="T22">)</text:span><text:span text:style-name="T21">{…}</text:span></text:p>
      <text:p text:style-name="P14"/>
      <text:p text:style-name="P25">aspect-ratio</text:p>
      <text:p text:style-name="P58"><text:span text:style-name="T2"><text:tab/></text:span><text:span text:style-name="T6">The ratio between width and height of viewport </text:span><text:span text:style-name="T7">(also min-aspect-ratio and max-aspect-ratio).</text:span></text:p>
      <text:p text:style-name="P15"/>
      <text:p text:style-name="P59"><text:span text:style-name="T7"><text:tab/><text:tab/></text:span><text:span text:style-name="T26">@media (</text:span><text:span text:style-name="T27">min-aspect-ratio: 8/5) </text:span><text:span text:style-name="T26">{…}</text:span></text:p>
      <text:p text:style-name="P66"/>
      <text:p text:style-name="P59"><text:span text:style-name="T26"><text:tab/><text:tab/>@media (</text:span><text:span text:style-name="T27">max-aspect-ratio: 3/2) </text:span><text:span text:style-name="T26">{…}</text:span></text:p>
      <text:p text:style-name="P66"/>
      <text:p text:style-name="P59"><text:span text:style-name="T26"><text:tab/><text:tab/>@media (</text:span><text:span text:style-name="T27">aspect-ratio: 1/1) </text:span><text:span text:style-name="T26">{…}</text:span></text:p>
      <text:p text:style-name="P66"/>
      <text:p text:style-name="P40"/>
      <text:p text:style-name="P49"><text:span text:style-name="T2"><text:tab/></text:span><text:span text:style-name="T15">If using min-aspect-ratio and/or max-aspect-ratio with aspect-ratio then aspect-ratio must be at the bottom to avoid overrides.</text:span></text:p>
      <text:p text:style-name="P15"/>
      <text:p text:style-name="P49"><text:span text:style-name="T8">c</text:span><text:span text:style-name="T2">olor</text:span></text:p>
      <text:p text:style-name="P25"/>
      <text:p text:style-name="P49"><text:span text:style-name="T2"><text:tab/></text:span><text:span text:style-name="T16">Check the number of bits per RGB colour component of the output device</text:span></text:p>
      <text:p text:style-name="P16"/>
      <text:p text:style-name="P51"><text:span text:style-name="T16"><text:tab/></text:span><text:span text:style-name="T21">@media </text:span><text:span text:style-name="T23">(color) {…} /*any colour device*/</text:span></text:p>
      <text:p text:style-name="P68"><text:soft-page-break/></text:p>
      <text:p text:style-name="P51"><text:span text:style-name="T23"><text:tab/></text:span><text:span text:style-name="T21">@media </text:span><text:span text:style-name="T23">(min-color: 8) {…} /*any colour device with at least 8bit colour*/</text:span></text:p>
      <text:p text:style-name="P67"/>
      <text:p text:style-name="P25">color-gamut</text:p>
      <text:p text:style-name="P25"/>
      <text:p text:style-name="P27"><text:tab/><text:span text:style-name="T51">Check the range of colours supported by end software or hardware</text:span></text:p>
      <text:p text:style-name="P19"><text:tab/><text:tab/>srgb</text:p>
      <text:p text:style-name="P19"><text:tab/><text:tab/>p3</text:p>
      <text:p text:style-name="P19"><text:tab/><text:tab/>rec2020</text:p>
      <text:p text:style-name="P17"/>
      <text:p text:style-name="P52"><text:span text:style-name="T16"><text:tab/></text:span><text:span text:style-name="T21">@media </text:span><text:span text:style-name="T23">(color-</text:span><text:span text:style-name="T24">gamut: srgb</text:span><text:span text:style-name="T23">) {…} /*any colour device*/</text:span></text:p>
      <text:p text:style-name="P69"/>
      <text:p text:style-name="P69"/>
      <text:p text:style-name="P28">color-index </text:p>
      <text:p text:style-name="P28"><text:span text:style-name="T65"><text:tab/></text:span><text:span text:style-name="T52">Check number of entri</text:span><text:span text:style-name="T53">e</text:span><text:span text:style-name="T52">s in output device colour table (also min-color-index and max-color-index)</text:span></text:p>
      <text:p text:style-name="P20"/>
      <text:p text:style-name="P28"><text:span text:style-name="T52"><text:tab/></text:span><text:span text:style-name="T31">@media </text:span><text:span text:style-name="T32">(color-</text:span><text:span text:style-name="T33">index:256</text:span><text:span text:style-name="T32">) {…} </text:span></text:p>
      <text:p text:style-name="P70"/>
      <text:p text:style-name="P29"><text:span text:style-name="T31"><text:tab/>@media </text:span><text:span text:style-name="T32">(</text:span><text:span text:style-name="T34">min-</text:span><text:span text:style-name="T32">color-</text:span><text:span text:style-name="T33">index:</text:span><text:span text:style-name="T34">15000)</text:span><text:span text:style-name="T32"> {…} </text:span></text:p>
      <text:p text:style-name="P71"/>
      <text:p text:style-name="P29"><text:span text:style-name="T31"><text:tab/>@media </text:span><text:span text:style-name="T32">(</text:span><text:span text:style-name="T34">max-c</text:span><text:span text:style-name="T32">olor-</text:span><text:span text:style-name="T33">index:</text:span><text:span text:style-name="T34">8000000)</text:span><text:span text:style-name="T32"> {…} </text:span></text:p>
      <text:p text:style-name="P10"/>
      <text:p text:style-name="P28"/>
      <text:p text:style-name="P25"/>
      <text:p text:style-name="P25">display-mode</text:p>
      <text:p text:style-name="P25"><text:tab/><text:span text:style-name="T54">Check display mode of application.</text:span></text:p>
      <text:p text:style-name="P21"><text:tab/><text:tab/>fullscreen</text:p>
      <text:p text:style-name="P21"><text:tab/><text:tab/>standalone</text:p>
      <text:p text:style-name="P21"><text:tab/><text:tab/>minimal-ui</text:p>
      <text:p text:style-name="P21"><text:tab/><text:tab/>browser</text:p>
      <text:p text:style-name="P21"/>
      <text:p text:style-name="P31"><text:span text:style-name="T54"><text:tab/></text:span><text:span text:style-name="T31">@media</text:span><text:span text:style-name="T35"> (display-mode:</text:span><text:span text:style-name="T39">f</text:span><text:span text:style-name="T35">ullscreen)</text:span><text:span text:style-name="T32"> {…} <text:s/>/*</text:span><text:span text:style-name="T35">all available display <text:tab/>area used</text:span><text:span text:style-name="T32">*/</text:span></text:p>
      <text:p text:style-name="P72"/>
      <text:p text:style-name="P31"><text:span text:style-name="T31"><text:tab/>@media</text:span><text:span text:style-name="T35"> (display-mode:</text:span><text:span text:style-name="T39">s</text:span><text:span text:style-name="T35">tandalone)</text:span><text:span text:style-name="T32">{…} <text:s/>/*</text:span><text:span text:style-name="T36">will look and feel like a standalone app</text:span><text:span text:style-name="T32">*/</text:span></text:p>
      <text:p text:style-name="P72"/>
      <text:p text:style-name="P32"><text:span text:style-name="T31"><text:tab/>@media</text:span><text:span text:style-name="T35"> (display-mode:minimal-ui)</text:span><text:span text:style-name="T32"> <text:s/></text:span><text:span text:style-name="T39">{</text:span><text:span text:style-name="T32">…} <text:s/>/*</text:span><text:span text:style-name="T36">will look and feel like a standalone app but only minimal nav elements</text:span><text:span text:style-name="T32">*/</text:span></text:p>
      <text:p text:style-name="P72"/>
      <text:p text:style-name="P31"><text:span text:style-name="T31"><text:tab/>@media</text:span><text:span text:style-name="T35"> (display-mode:browser)</text:span><text:span text:style-name="T32">{…} <text:s/>/*</text:span><text:span text:style-name="T36">opens in browser tab</text:span><text:span text:style-name="T32">*/</text:span></text:p>
      <text:p text:style-name="P25"/>
      <text:p text:style-name="P25">dynamic-range</text:p>
      <text:p text:style-name="P25"><text:tab/><text:span text:style-name="T55">Check brightness, contrast and colour on end software/hardware</text:span></text:p>
      <text:p text:style-name="P22"><text:tab/><text:tab/>standard</text:p>
      <text:p text:style-name="P22"><text:tab/><text:tab/>high</text:p>
      <text:p text:style-name="P22"><text:soft-page-break/></text:p>
      <text:p text:style-name="P33"><text:span text:style-name="T55"><text:tab/></text:span><text:span text:style-name="T31">@media</text:span><text:span text:style-name="T35"> (</text:span><text:span text:style-name="T37">dynamic-range</text:span><text:span text:style-name="T35">:</text:span><text:span text:style-name="T37">standard</text:span><text:span text:style-name="T38">) </text:span><text:span text:style-name="T32">{…} </text:span></text:p>
      <text:p text:style-name="P73"/>
      <text:p text:style-name="P33"><text:span text:style-name="T32"><text:tab/></text:span><text:span text:style-name="T31">@media</text:span><text:span text:style-name="T35"> (</text:span><text:span text:style-name="T37">dynamic-range</text:span><text:span text:style-name="T35">:</text:span><text:span text:style-name="T37">high</text:span><text:span text:style-name="T38">) </text:span><text:span text:style-name="T32">{…} <text:s/></text:span></text:p>
      <text:p text:style-name="P73"/>
      <text:p text:style-name="P25">forced-colors</text:p>
      <text:p text:style-name="P25"><text:tab/><text:span text:style-name="T56">Check if user had enabled forced colours mode</text:span></text:p>
      <text:p text:style-name="P23"><text:tab/><text:tab/>none</text:p>
      <text:p text:style-name="P23"><text:tab/><text:tab/>active</text:p>
      <text:p text:style-name="P23"/>
      <text:p text:style-name="P34"><text:span text:style-name="T56"><text:tab/></text:span><text:span text:style-name="T31">@media</text:span><text:span text:style-name="T35"> (</text:span><text:span text:style-name="T37">dynamic-range</text:span><text:span text:style-name="T35">:</text:span><text:span text:style-name="T37">standard</text:span><text:span text:style-name="T40">)</text:span><text:span text:style-name="T32">{…} </text:span></text:p>
      <text:p text:style-name="P74"/>
      <text:p text:style-name="P25">grid</text:p>
      <text:p text:style-name="P25"><text:tab/><text:span text:style-name="T57">Check if output device uses grid-based screen</text:span></text:p>
      <text:p text:style-name="P85"><text:tab/><text:tab/></text:p>
      <text:p text:style-name="P35"><text:span text:style-name="T57"><text:tab/></text:span><text:span text:style-name="T31">@media</text:span><text:span text:style-name="T35"> (</text:span><text:span text:style-name="T40">grid: 1) </text:span><text:span text:style-name="T32">{…} </text:span></text:p>
      <text:p text:style-name="P98"/>
      <text:p text:style-name="P35"><text:span text:style-name="T31"><text:tab/>@media</text:span><text:span text:style-name="T35"> (</text:span><text:span text:style-name="T40">grid: 0) </text:span><text:span text:style-name="T32">{…} </text:span></text:p>
      <text:p text:style-name="P25"/>
      <text:p text:style-name="P25">height</text:p>
      <text:p text:style-name="P25"><text:tab/><text:span text:style-name="T57">Used to apply styles based on viewport height (also min-height and max-<text:tab/>height)</text:span></text:p>
      <text:p text:style-name="P85"/>
      <text:p text:style-name="P35"><text:span text:style-name="T57"><text:tab/></text:span><text:span text:style-name="T31">@media</text:span><text:span text:style-name="T35"> (</text:span><text:span text:style-name="T40">height: 360px) {…}</text:span></text:p>
      <text:p text:style-name="P99"/>
      <text:p text:style-name="P35"><text:span text:style-name="T40"><text:tab/></text:span><text:span text:style-name="T31">@media</text:span><text:span text:style-name="T35"> (</text:span><text:span text:style-name="T40">min-height: 250px) {…}</text:span></text:p>
      <text:p text:style-name="P99"/>
      <text:p text:style-name="P35"><text:span text:style-name="T40"><text:tab/></text:span><text:span text:style-name="T31">@media</text:span><text:span text:style-name="T35"> (</text:span><text:span text:style-name="T40">max-height: 800px) {…}</text:span></text:p>
      <text:p text:style-name="P98"/>
      <text:p text:style-name="P98"/>
      <text:p text:style-name="P25">hover</text:p>
      <text:p text:style-name="P25"><text:tab/><text:span text:style-name="T58">Check if primary input can hover over elements</text:span></text:p>
      <text:p text:style-name="P87"><text:tab/><text:tab/>none</text:p>
      <text:p text:style-name="P87"><text:tab/><text:tab/>hover</text:p>
      <text:p text:style-name="P87"/>
      <text:p text:style-name="P36"><text:span text:style-name="T58"><text:tab/></text:span><text:span text:style-name="T31">@media</text:span><text:span text:style-name="T35"> (</text:span><text:span text:style-name="T40">h</text:span><text:span text:style-name="T41">over:hover)</text:span><text:span text:style-name="T40"> {…}</text:span></text:p>
      <text:p text:style-name="P100"/>
      <text:p text:style-name="P36"><text:span text:style-name="T31"><text:tab/>@media</text:span><text:span text:style-name="T35"> (</text:span><text:span text:style-name="T40">h</text:span><text:span text:style-name="T41">over:none)</text:span><text:span text:style-name="T40"> {…}</text:span></text:p>
      <text:p text:style-name="P87"><text:tab/></text:p>
      <text:p text:style-name="P25">inverted-colors</text:p>
      <text:p text:style-name="P25"><text:tab/><text:span text:style-name="T59">Check if user or OS is inverting colours</text:span></text:p>
      <text:p text:style-name="P88"><text:tab/><text:tab/>none</text:p>
      <text:p text:style-name="P88"><text:tab/><text:tab/>inverted</text:p>
      <text:p text:style-name="P88"/>
      <text:p text:style-name="P37"><text:span text:style-name="T59"><text:tab/></text:span><text:span text:style-name="T31">@media</text:span><text:span text:style-name="T35"> </text:span><text:span text:style-name="T42">(inverted-colors:</text:span><text:span text:style-name="T41">none)</text:span><text:span text:style-name="T40"> {…}</text:span></text:p>
      <text:p text:style-name="P101"/>
      <text:p text:style-name="P37"><text:span text:style-name="T40"><text:tab/></text:span><text:span text:style-name="T31">@media</text:span><text:span text:style-name="T35"> </text:span><text:span text:style-name="T42">(inverted-colors:inverted</text:span><text:span text:style-name="T41">)</text:span><text:span text:style-name="T40"> {…}</text:span></text:p>
      <text:p text:style-name="P88"/>
      <text:p text:style-name="P25"><text:soft-page-break/>monochrome</text:p>
      <text:p text:style-name="P38"><text:tab/><text:span text:style-name="T60">Check the number of bits per pixel in output device monochrome frame buffer </text:span><text:span text:style-name="T57">(also min-</text:span><text:span text:style-name="T60">monochrome</text:span><text:span text:style-name="T57"> and max-</text:span><text:span text:style-name="T60">monochrome</text:span><text:span text:style-name="T57">)</text:span></text:p>
      <text:p text:style-name="P86"/>
      <text:p text:style-name="P38"><text:span text:style-name="T57"><text:tab/></text:span><text:span text:style-name="T31">@media</text:span><text:span text:style-name="T35"> </text:span><text:span text:style-name="T42">(</text:span><text:span text:style-name="T43">monochrome:0</text:span><text:span text:style-name="T41">)</text:span><text:span text:style-name="T40"> {…} /*</text:span><text:span text:style-name="T43">no monochrome</text:span><text:span text:style-name="T40">*/</text:span></text:p>
      <text:p text:style-name="P102"/>
      <text:p text:style-name="P38"><text:span text:style-name="T40"><text:tab/></text:span><text:span text:style-name="T31">@media</text:span><text:span text:style-name="T35"> </text:span><text:span text:style-name="T42">(</text:span><text:span text:style-name="T43">monochrome)</text:span><text:span text:style-name="T40"> {…} /*</text:span><text:span text:style-name="T43">any monochrome device</text:span><text:span text:style-name="T40">*/</text:span></text:p>
      <text:p text:style-name="P84"/>
      <text:p text:style-name="P84"/>
      <text:p text:style-name="P84"/>
      <text:p text:style-name="P25">orientation</text:p>
      <text:p text:style-name="P25"><text:tab/><text:span text:style-name="T60">Check orientation of viewport</text:span></text:p>
      <text:p text:style-name="P89"><text:tab/><text:tab/>landscape</text:p>
      <text:p text:style-name="P89"><text:tab/><text:tab/>portrait</text:p>
      <text:p text:style-name="P89"/>
      <text:p text:style-name="P38"><text:span text:style-name="T60"><text:tab/></text:span><text:span text:style-name="T31">@media</text:span><text:span text:style-name="T35"> </text:span><text:span text:style-name="T42">(</text:span><text:span text:style-name="T43">orientation: landscape)</text:span><text:span text:style-name="T40"> {…} </text:span></text:p>
      <text:p text:style-name="P102"/>
      <text:p text:style-name="P38"><text:span text:style-name="T31"><text:tab/>@media</text:span><text:span text:style-name="T35"> </text:span><text:span text:style-name="T42">(</text:span><text:span text:style-name="T43">orientation: portrait)</text:span><text:span text:style-name="T40"> {…} </text:span></text:p>
      <text:p text:style-name="P89"/>
      <text:p text:style-name="P25">overflow-block</text:p>
      <text:p text:style-name="P25"><text:tab/><text:span text:style-name="T61">Check how the output device handles overflow along block axis</text:span></text:p>
      <text:p text:style-name="P25"><text:span text:style-name="T61"><text:tab/><text:tab/>none</text:span></text:p>
      <text:p text:style-name="P95"><text:span text:style-name="T50"><text:tab/><text:tab/>scroll</text:span></text:p>
      <text:p text:style-name="P95"><text:span text:style-name="T50"><text:tab/><text:tab/>optional-paged</text:span></text:p>
      <text:p text:style-name="P95"><text:span text:style-name="T50"><text:tab/><text:tab/>paged</text:span></text:p>
      <text:p text:style-name="P25"><text:span text:style-name="T61"/></text:p>
      <text:p text:style-name="P91"><text:span text:style-name="T61"><text:tab/></text:span><text:span text:style-name="T31">@media</text:span><text:span text:style-name="T35"> </text:span><text:span text:style-name="T42">(</text:span><text:span text:style-name="T44">overflow-block: none</text:span><text:span text:style-name="T43">)</text:span><text:span text:style-name="T40"> {…} </text:span></text:p>
      <text:p text:style-name="P91"><text:span text:style-name="T40"><text:tab/>/</text:span><text:span text:style-name="T44">*overflowing content not displayed*/</text:span></text:p>
      <text:p text:style-name="P91"><text:span text:style-name="T40"/></text:p>
      <text:p text:style-name="P91"><text:span text:style-name="T31"><text:tab/>@media</text:span><text:span text:style-name="T35"> </text:span><text:span text:style-name="T42">(</text:span><text:span text:style-name="T44">overflow-block: scroll</text:span><text:span text:style-name="T43">)</text:span><text:span text:style-name="T40"> {…} </text:span></text:p>
      <text:p text:style-name="P91"><text:span text:style-name="T40"><text:tab/>/</text:span><text:span text:style-name="T44">*overflowing content available by scrolling*/</text:span></text:p>
      <text:p text:style-name="P91"><text:span text:style-name="T40"/></text:p>
      <text:p text:style-name="P91"><text:span text:style-name="T31"><text:tab/>@media</text:span><text:span text:style-name="T35"> </text:span><text:span text:style-name="T42">(</text:span><text:span text:style-name="T44">overflow-block: optional-paged</text:span><text:span text:style-name="T43">)</text:span><text:span text:style-name="T40"> {…} </text:span></text:p>
      <text:p text:style-name="P91"><text:span text:style-name="T40"><text:tab/>/</text:span><text:span text:style-name="T44">*overflowing content available by scrolling but page breaks cn be manually triggered (see “break-inside”) to display content on the following page*/</text:span></text:p>
      <text:p text:style-name="P91"><text:span text:style-name="T40"/></text:p>
      <text:p text:style-name="P91"><text:span text:style-name="T31"><text:tab/>@media</text:span><text:span text:style-name="T35"> </text:span><text:span text:style-name="T42">(</text:span><text:span text:style-name="T44">overflow-block: paged</text:span><text:span text:style-name="T43">)</text:span><text:span text:style-name="T40"> {…} </text:span></text:p>
      <text:p text:style-name="P91"><text:span text:style-name="T40"><text:tab/>/</text:span><text:span text:style-name="T45">*Overflowing content is displayed on following page*/</text:span><text:span text:style-name="T40"><text:tab/></text:span></text:p>
      <text:p text:style-name="P91"><text:span text:style-name="T40"/></text:p>
      <text:p text:style-name="P91"><text:span text:style-name="T40"/></text:p>
      <text:p text:style-name="P25">overflow-inline</text:p>
      <text:p text:style-name="P92"><text:tab/><text:span text:style-name="T61">Check how the output device handles overflow along </text:span><text:span text:style-name="T62">inline</text:span><text:span text:style-name="T61"> axis</text:span></text:p>
      <text:p text:style-name="P92"><text:span text:style-name="T61"><text:tab/><text:tab/>none</text:span></text:p>
      <text:p text:style-name="P96"><text:span text:style-name="T50"><text:tab/><text:tab/>scroll</text:span></text:p>
      <text:p text:style-name="P96"><text:span text:style-name="T50"/></text:p>
      <text:p text:style-name="P96"><text:span text:style-name="T50"><text:tab/></text:span><text:span text:style-name="T31">@media</text:span><text:span text:style-name="T35"> </text:span><text:span text:style-name="T42">(</text:span><text:span text:style-name="T30">overflow-</text:span><text:span text:style-name="T46">inline</text:span><text:span text:style-name="T30">: none</text:span><text:span text:style-name="T43">)</text:span><text:span text:style-name="T40"> {…} </text:span></text:p>
      <text:p text:style-name="P92"><text:span text:style-name="T40"><text:tab/>/</text:span><text:span text:style-name="T44">*overflowing content not displayed*/</text:span></text:p>
      <text:p text:style-name="P92"><text:soft-page-break/><text:span text:style-name="T40"/></text:p>
      <text:p text:style-name="P92"><text:span text:style-name="T31"><text:tab/>@media</text:span><text:span text:style-name="T35"> </text:span><text:span text:style-name="T42">(</text:span><text:span text:style-name="T44">overflow-</text:span><text:span text:style-name="T46">inline</text:span><text:span text:style-name="T44">: scroll</text:span><text:span text:style-name="T43">)</text:span><text:span text:style-name="T40"> {…} </text:span></text:p>
      <text:p text:style-name="P92"><text:span text:style-name="T40"><text:tab/>/</text:span><text:span text:style-name="T44">*overflowing content available by scrolling*/</text:span></text:p>
      <text:p text:style-name="P92"><text:span text:style-name="T44"/></text:p>
      <text:p text:style-name="P25">pointer</text:p>
      <text:p text:style-name="P25"><text:span text:style-name="T50"><text:tab/></text:span><text:span text:style-name="T63">Check if user has pointing device (mouse) and how accurate it is</text:span></text:p>
      <text:p text:style-name="P25"><text:span text:style-name="T63"><text:tab/><text:tab/>none</text:span></text:p>
      <text:p text:style-name="P25"><text:span text:style-name="T63"><text:tab/><text:tab/>coarse</text:span></text:p>
      <text:p text:style-name="P25"><text:span text:style-name="T63"><text:tab/><text:tab/>fine</text:span></text:p>
      <text:p text:style-name="P25"><text:tab/></text:p>
      <text:p text:style-name="P93"><text:tab/><text:span text:style-name="T31">@media (</text:span><text:span text:style-name="T47">pointer: </text:span><text:span text:style-name="T48">none</text:span><text:span text:style-name="T47">)</text:span><text:span text:style-name="T31">{…}</text:span></text:p>
      <text:p text:style-name="P97"><text:span text:style-name="T10"><text:tab/></text:span></text:p>
      <text:p text:style-name="P97"><text:span text:style-name="T29"><text:tab/></text:span><text:span text:style-name="T21">@media (</text:span><text:span text:style-name="T22">pointer: coarse)</text:span><text:span text:style-name="T21">{…}</text:span></text:p>
      <text:p text:style-name="P97"><text:span text:style-name="T21"/></text:p>
      <text:p text:style-name="P97"><text:span text:style-name="T21"><text:tab/>@media (</text:span><text:span text:style-name="T22">pointer: </text:span><text:span text:style-name="T25">fine</text:span><text:span text:style-name="T22">)</text:span><text:span text:style-name="T21">{…}</text:span></text:p>
      <text:p text:style-name="P97"><text:span text:style-name="T21"/></text:p>
      <text:p text:style-name="P25">prefers-color-scheme</text:p>
      <text:p text:style-name="P25"><text:tab/><text:span text:style-name="T64">Check if user preference set for colour mode</text:span></text:p>
      <text:p text:style-name="P25"><text:span text:style-name="T64"><text:tab/><text:tab/>light</text:span></text:p>
      <text:p text:style-name="P25"><text:span text:style-name="T64"><text:tab/><text:tab/>dark</text:span></text:p>
      <text:p text:style-name="P25"><text:span text:style-name="T64"><text:tab/></text:span></text:p>
      <text:p text:style-name="P94"><text:span text:style-name="T64"><text:tab/></text:span><text:span text:style-name="T31">@media (</text:span><text:span text:style-name="T49">prefers-color-scheme:light</text:span><text:span text:style-name="T47">)</text:span><text:span text:style-name="T31">{…}</text:span></text:p>
      <text:p text:style-name="P94"><text:span text:style-name="T31"/></text:p>
      <text:p text:style-name="P94"><text:span text:style-name="T31"><text:tab/>@media (</text:span><text:span text:style-name="T49">prefers-color-scheme:dark</text:span><text:span text:style-name="T47">)</text:span><text:span text:style-name="T31">{…}</text:span></text:p>
      <text:p text:style-name="P25"><text:span text:style-name="T64"><text:tab/></text:span></text:p>
      <text:p text:style-name="P25">prefers-contrast</text:p>
      <text:p text:style-name="P94"><text:tab/><text:span text:style-name="T64">Check if user preference set for contrast colour</text:span></text:p>
      <text:p text:style-name="P94"><text:span text:style-name="T64"><text:tab/><text:tab/>no-preference</text:span></text:p>
      <text:p text:style-name="P94"><text:span text:style-name="T64"><text:tab/><text:tab/>more</text:span></text:p>
      <text:p text:style-name="P94"><text:span text:style-name="T64"><text:tab/><text:tab/>less</text:span></text:p>
      <text:p text:style-name="P94"><text:span text:style-name="T64"><text:tab/><text:tab/>custom</text:span></text:p>
      <text:p text:style-name="P94"><text:span text:style-name="T64"/></text:p>
      <text:p text:style-name="P94"><text:span text:style-name="T64"><text:tab/></text:span><text:span text:style-name="T31">@media (</text:span><text:span text:style-name="T49">prefers-contrast: no-preference</text:span><text:span text:style-name="T47">)</text:span><text:span text:style-name="T31">{…}</text:span></text:p>
      <text:p text:style-name="P94"><text:span text:style-name="T31"/></text:p>
      <text:p text:style-name="P94"><text:span text:style-name="T31"><text:tab/>@media (</text:span><text:span text:style-name="T49">prefers-contrast: more</text:span><text:span text:style-name="T47">)</text:span><text:span text:style-name="T31">{…}</text:span></text:p>
      <text:p text:style-name="P94"><text:span text:style-name="T31"/></text:p>
      <text:p text:style-name="P94"><text:span text:style-name="T31"><text:tab/>@media (</text:span><text:span text:style-name="T49">prefers-contrast: less</text:span><text:span text:style-name="T47">)</text:span><text:span text:style-name="T31">{…}<text:tab/></text:span></text:p>
      <text:p text:style-name="P94"><text:span text:style-name="T31"/></text:p>
      <text:p text:style-name="P94"><text:span text:style-name="T31"><text:tab/>@media (</text:span><text:span text:style-name="T49">prefers-contrast: custom</text:span><text:span text:style-name="T47">)</text:span><text:span text:style-name="T31">{…}</text:span></text:p>
      <text:p text:style-name="P94"><text:span text:style-name="T31"/></text:p>
      <text:p text:style-name="P94"><text:span text:style-name="T64"/></text:p>
      <text:p text:style-name="P25">resolution</text:p>
      <text:p text:style-name="P25">scripting</text:p>
      <text:p text:style-name="P25">update</text:p>
      <text:p text:style-name="P25">video-dynamic-range</text:p>
      <text:p text:style-name="P25">width</text:p>
      <text:p text:style-name="P76"/>
      <text:p text:style-name="P77">Deprecated</text:p>
      <text:p text:style-name="P77"><text:soft-page-break/></text:p>
      <text:p text:style-name="P78">device-aspect-ratio</text:p>
      <text:p text:style-name="P30">device-height</text:p>
      <text:p text:style-name="P78">device-width</text:p>
      <text:p text:style-name="P54">Resources</text:p>
      <text:p text:style-name="P46"/>
      <text:p text:style-name="P44"><text:a xlink:type="simple" xlink:href="https://www.w3schools.com/cssref/css3_pr_mediaquery.asp" text:style-name="Internet_20_link" text:visited-style-name="Visited_20_Internet_20_Link"><text:span text:style-name="T1">https://www.w3schools.com/cssref/css3_pr_mediaquery.asp</text:span></text:a></text:p>
      <text:p text:style-name="P44"><text:a xlink:type="simple" xlink:href="https://www.w3schools.com/css/css3_mediaqueries.asp" text:style-name="Internet_20_link" text:visited-style-name="Visited_20_Internet_20_Link"><text:span text:style-name="T1">https://www.w3schools.com/css/css3_mediaqueries.asp</text:span></text:a><text:span text:style-name="T1"> </text:span></text:p>
      <text:p text:style-name="P3"/>
      <text:p text:style-name="P44"><text:a xlink:type="simple" xlink:href="https://developer.mozilla.org/en-US/docs/Web/CSS/Media_Queries/Using_media_queries" text:style-name="Internet_20_link" text:visited-style-name="Visited_20_Internet_20_Link"><text:span text:style-name="T1">https://developer.mozilla.org/en-US/docs/Web/CSS/Media_Queries/Using_media_queries</text:span></text:a></text:p>
      <text:p text:style-name="P44"/>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erdana" svg:font-family="Verdan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7T14:58:35.983873244</meta:creation-date>
    <dc:date>2022-10-06T21:09:36.810000000</dc:date>
    <meta:editing-duration>PT2H28M40S</meta:editing-duration>
    <meta:editing-cycles>39</meta:editing-cycles>
    <meta:generator>LibreOffice/7.4.1.2$Windows_X86_64 LibreOffice_project/3c58a8f3a960df8bc8fd77b461821e42c061c5f0</meta:generator>
    <meta:document-statistic meta:table-count="0" meta:image-count="0" meta:object-count="0" meta:page-count="8" meta:paragraph-count="229" meta:word-count="823" meta:character-count="6142" meta:non-whitespace-character-count="5373"/>
  </office:meta>
</office:document-meta>
</file>